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4cf7" officeooo:paragraph-rsid="00054cf7"/>
    </style:style>
    <style:style style:name="P2" style:family="paragraph" style:parent-style-name="Standard">
      <style:text-properties officeooo:rsid="00054cf7" officeooo:paragraph-rsid="00054c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csv</text:p>
      <text:p text:style-name="P1">import tkinter</text:p>
      <text:p text:style-name="P1">import time</text:p>
      <text:p text:style-name="P1">import datetime</text:p>
      <text:p text:style-name="P1">from tkinter import *</text:p>
      <text:p text:style-name="P1">from tkinter import messagebox</text:p>
      <text:p text:style-name="P1">import uuid</text:p>
      <text:p text:style-name="P1">l=[["unique ID","name","phone number","email","institutuin/company","time of entry"]]</text:p>
      <text:p text:style-name="P1">k=open("stud1.csv","x")</text:p>
      <text:p text:style-name="P1">with open("stud1.csv",'w') as csvFile:</text:p>
      <text:p text:style-name="P1"><text:s text:c="12"/>writer = csv.writer(csvFile)</text:p>
      <text:p text:style-name="P1"><text:s text:c="12"/>writer.writerows(l)</text:p>
      <text:p text:style-name="P1">def clicked():</text:p>
      <text:p text:style-name="P1"><text:s text:c="4"/></text:p>
      <text:p text:style-name="P1"><text:s text:c="3"/></text:p>
      <text:p text:style-name="P1"><text:s text:c="4"/>a=entry1.get()</text:p>
      <text:p text:style-name="P1"><text:s text:c="4"/>b=entry2.get()</text:p>
      <text:p text:style-name="P1"><text:s text:c="4"/>c=entry3.get()</text:p>
      <text:p text:style-name="P1"><text:s text:c="4"/>d=entry4.get()</text:p>
      <text:p text:style-name="P1"><text:s text:c="4"/>e=datetime.datetime.now()</text:p>
      <text:p text:style-name="P1"><text:s text:c="4"/>l.append([uuid.uuid1(),a,b,c,d,e])</text:p>
      <text:p text:style-name="P1"><text:s text:c="4"/>with open("stud1.csv",'w') as csvFile:</text:p>
      <text:p text:style-name="P1"><text:s text:c="12"/>writer = csv.writer(csvFile)</text:p>
      <text:p text:style-name="P1"><text:s text:c="12"/>writer.writerows(l)</text:p>
      <text:p text:style-name="P1"><text:s text:c="4"/>k.close()</text:p>
      <text:p text:style-name="P1"><text:s text:c="4"/></text:p>
      <text:p text:style-name="P1"><text:s text:c="3"/></text:p>
      <text:p text:style-name="P1"><text:s text:c="4"/></text:p>
      <text:p text:style-name="P1">def search():</text:p>
      <text:p text:style-name="P1"><text:s text:c="4"/>s=entry5.get()</text:p>
      <text:p text:style-name="P1"><text:s text:c="4"/>for i in l:</text:p>
      <text:p text:style-name="P1"><text:s text:c="8"/>for j in i:</text:p>
      <text:p text:style-name="P1"><text:s text:c="12"/>if(j==s):</text:p>
      <text:p text:style-name="P1"><text:s text:c="16"/>messagebox.showinfo("congrats","match found")</text:p>
      <text:p text:style-name="P1"><text:s text:c="12"/>else:</text:p>
      <text:p text:style-name="P1"><text:s text:c="16"/>pass</text:p>
      <text:p text:style-name="P1"><text:s text:c="4"/></text:p>
      <text:p text:style-name="P1">window=tkinter.Tk()</text:p>
      <text:p text:style-name="P1">window.title("Murugesa")</text:p>
      <text:p text:style-name="P1">window.geometry("500x500")</text:p>
      <text:p text:style-name="P1">lbl1=Label(window,text="registeration database",fg="red")</text:p>
      <text:p text:style-name="P1">lbl1.grid(column=0,row=0)</text:p>
      <text:p text:style-name="P1">lbl2=Label(window,text="name",fg="green")</text:p>
      <text:p text:style-name="P1">lbl2.grid(column=2,row=2)</text:p>
      <text:p text:style-name="P1">entry1=Entry(window)</text:p>
      <text:p text:style-name="P1">entry1.grid(column=2,row=3)</text:p>
      <text:p text:style-name="P1">lbl3=Label(window,text="phone number",fg="green")</text:p>
      <text:p text:style-name="P1">lbl3.grid(column=2,row=4)</text:p>
      <text:p text:style-name="P1">entry2=Entry(window)</text:p>
      <text:p text:style-name="P1">entry2.grid(column=2,row=5)</text:p>
      <text:p text:style-name="P1">lbl4=Label(window,text="email",fg="green")</text:p>
      <text:p text:style-name="P1">lbl4.grid(column=2,row=6)</text:p>
      <text:p text:style-name="P1"><text:soft-page-break/>entry3=Entry(window)</text:p>
      <text:p text:style-name="P1">entry3.grid(column=2,row=7)</text:p>
      <text:p text:style-name="P1">lbl5=Label(window,text="institution/company",fg="green")</text:p>
      <text:p text:style-name="P1">lbl5.grid(column=2,row=8)</text:p>
      <text:p text:style-name="P1">entry4=Entry(window)</text:p>
      <text:p text:style-name="P1">entry4.grid(column=2,row=9)</text:p>
      <text:p text:style-name="P1">lbl6=Label(window,text="type the word to search",fg="green")</text:p>
      <text:p text:style-name="P1">lbl6.grid(column=2,row=10)</text:p>
      <text:p text:style-name="P1">entry5=Entry(window)</text:p>
      <text:p text:style-name="P1">entry5.grid(column=2,row=11)</text:p>
      <text:p text:style-name="P1">btn1=Button(window,text="search",command=search)</text:p>
      <text:p text:style-name="P1">btn1.grid(column=2,row=12)</text:p>
      <text:p text:style-name="P1">btn1=Button(window,text="submit",command=clicked)</text:p>
      <text:p text:style-name="P1">btn1.grid(column=2,row=13)</text:p>
      <text:p text:style-name="P1">window.mainloop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02:36:55.285610494</meta:creation-date>
    <meta:editing-duration>PT27S</meta:editing-duration>
    <meta:editing-cycles>2</meta:editing-cycles>
    <meta:generator>LibreOffice/6.0.7.3$Linux_X86_64 LibreOffice_project/00m0$Build-3</meta:generator>
    <dc:date>2019-03-17T02:37:20.326602315</dc:date>
    <meta:document-statistic meta:table-count="0" meta:image-count="0" meta:object-count="0" meta:page-count="2" meta:paragraph-count="67" meta:word-count="101" meta:character-count="1741" meta:non-whitespace-character-count="1527"/>
  </office:meta>
</office:document-meta>
</file>